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3000003132BC51ABC84B8E8BA.png" manifest:media-type="image/png"/>
  <manifest:file-entry manifest:full-path="Pictures/100002010000031300000313ACB94C2245450A86.png" manifest:media-type="image/png"/>
  <manifest:file-entry manifest:full-path="Pictures/100002010000031300000313288C6B73F06D72DB.png" manifest:media-type="image/png"/>
  <manifest:file-entry manifest:full-path="Pictures/10000201000003060000012F2D07956434495142.png" manifest:media-type="image/png"/>
  <manifest:file-entry manifest:full-path="Pictures/10000201000003130000031370518971461267AD.png" manifest:media-type="image/png"/>
  <manifest:file-entry manifest:full-path="Pictures/100002010000031300000313E8DB6365BD206FD4.png" manifest:media-type="image/png"/>
  <manifest:file-entry manifest:full-path="Pictures/100002010000031400000314817945BB0FA1D5EA.png" manifest:media-type="image/png"/>
  <manifest:file-entry manifest:full-path="Pictures/10000201000003130000031387CF018C107B32A3.png" manifest:media-type="image/png"/>
  <manifest:file-entry manifest:full-path="Pictures/100002010000031300000313CEC6D843CD8C5F2C.png" manifest:media-type="image/png"/>
  <manifest:file-entry manifest:full-path="Pictures/1000020100000314000003149B236154756D3E04.png" manifest:media-type="image/png"/>
  <manifest:file-entry manifest:full-path="Pictures/10000201000003140000031467E5E989ED0A06B6.png" manifest:media-type="image/png"/>
  <manifest:file-entry manifest:full-path="Pictures/100002010000031400000314952F458577659D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ffff" draw:marker-start="Circle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end"/>
    </style:style>
    <style:style style:name="T1" style:family="text"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Calibri" fo:font-size="20pt" fo:font-weight="bold" fo:background-color="#ffffff" style:font-size-asian="20pt" style:font-weight-asian="bold" style:font-size-complex="20pt" style:font-weight-complex="bold"/>
    </style:style>
    <style:style style:name="T3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863cm" svg:height="11.744cm" svg:x="7.569cm" svg:y="4.956cm">
          <draw:image xlink:href="Pictures/100002010000031400000314817945BB0FA1D5EA.png" xlink:type="simple" xlink:show="embed" xlink:actuate="onLoad" loext:mime-type="image/png">
            <text:p/>
          </draw:image>
        </draw:frame>
        <draw:frame draw:style-name="gr2" draw:text-style-name="P3" draw:layer="layout" svg:width="13.2cm" svg:height="0.962cm" svg:x="6.9cm" svg:y="0.638cm">
          <draw:text-box>
            <text:p text:style-name="P2"><text:span text:style-name="T1">0b</text:span><text:span text:style-name="T2">1</text:span><text:span text:style-name="T1">11</text:span><text:span text:style-name="T2">1</text:span><text:span text:style-name="T1">1111111111111111</text:span><text:span text:style-name="T2">1</text:span><text:span text:style-name="T1">11111111111</text:span></text:p>
          </draw:text-box>
        </draw:frame>
        <draw:line draw:style-name="gr3" draw:text-style-name="P1" draw:layer="layout" svg:x1="9.4cm" svg:y1="5.2cm" svg:x2="8.2cm" svg:y2="1.6cm">
          <text:p/>
        </draw:line>
        <draw:line draw:style-name="gr3" draw:text-style-name="P1" draw:layer="layout" svg:x1="18.4cm" svg:y1="5.2cm" svg:x2="9.4cm" svg:y2="1.6cm">
          <text:p/>
        </draw:line>
        <draw:line draw:style-name="gr3" draw:text-style-name="P1" draw:layer="layout" svg:x1="8.6cm" svg:y1="12.6cm" svg:x2="15.4cm" svg:y2="1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70518971461267AD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4000003149B236154756D3E04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CEC6D843CD8C5F2C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40000031467E5E989ED0A06B6.png" xlink:type="simple" xlink:show="embed" xlink:actuate="onLoad" loext:mime-type="image/png">
            <text:p/>
          </draw:image>
        </draw:frame>
        <draw:frame draw:style-name="gr2" draw:text-style-name="P5" draw:layer="layout" svg:width="9.2cm" svg:height="0.962cm" svg:x="7cm" svg:y="0.438cm">
          <draw:text-box>
            <text:p text:style-name="P4"><text:span text:style-name="T3">0b111111111110000000011111111111</text:span><text:span text:style-name="T3">11</text:span></text:p>
          </draw:text-box>
        </draw:frame>
        <draw:frame draw:style-name="gr5" draw:text-style-name="P6" draw:layer="layout" svg:width="6.8cm" svg:height="6.8cm" svg:x="0.32cm" svg:y="10.9cm">
          <draw:image xlink:href="Pictures/100002010000031400000314952F458577659D4A.png" xlink:type="simple" xlink:show="embed" xlink:actuate="onLoad" loext:mime-type="image/png">
            <text:p/>
          </draw:image>
        </draw:frame>
        <draw:frame draw:style-name="gr2" draw:text-style-name="P5" draw:layer="layout" svg:width="9.2cm" svg:height="1.738cm" svg:x="12.2cm" svg:y="3.838cm">
          <draw:text-box>
            <text:p text:style-name="P7"><text:span text:style-name="T3">ЧЁРНЫЕ</text:span><text:span text:style-name="T3"><text:line-break/></text:span><text:span text:style-name="T3"><text:line-break/></text:span><text:span text:style-name="T3">0b111111111110000000000000000000</text:span><text:span text:style-name="T3">0</text:span></text:p>
          </draw:text-box>
        </draw:frame>
        <draw:frame draw:style-name="gr6" draw:text-style-name="P8" draw:layer="layout" svg:width="9.4cm" svg:height="2.234cm" svg:x="12cm" svg:y="9.838cm">
          <draw:text-box>
            <text:p text:style-name="P7"><text:span text:style-name="T3">БЕЛЫЕ</text:span><text:span text:style-name="T3"><text:line-break/></text:span><text:span text:style-name="T3"><text:line-break/></text:span><text:span text:style-name="T3">0b000000000000000000001111111111</text:span><text:span text:style-name="T3">111</text:span></text:p>
          </draw:text-box>
        </draw:frame>
        <draw:frame draw:style-name="gr2" draw:text-style-name="P5" draw:layer="layout" svg:width="9.2cm" svg:height="1.738cm" svg:x="12.2cm" svg:y="15.938cm">
          <draw:text-box>
            <text:p text:style-name="P7"><text:span text:style-name="T3">ДАМКИ</text:span><text:span text:style-name="T3"><text:line-break/></text:span><text:span text:style-name="T3"><text:line-break/></text:span><text:span text:style-name="T3">0b000000000000000000000000000000</text:span><text:span text:style-name="T3">00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288C6B73F06D72DB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300000313ACB94C2245450A86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E8DB6365BD206FD4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3000003132BC51ABC84B8E8BA.png" xlink:type="simple" xlink:show="embed" xlink:actuate="onLoad" loext:mime-type="image/png">
            <text:p/>
          </draw:image>
        </draw:frame>
        <draw:frame draw:style-name="gr2" draw:text-style-name="P5" draw:layer="layout" svg:width="9.2cm" svg:height="0.962cm" svg:x="7cm" svg:y="0.438cm">
          <draw:text-box>
            <text:p text:style-name="P4"><text:span text:style-name="T3">0b010111001001001110000100001000</text:span><text:span text:style-name="T3">00</text:span></text:p>
          </draw:text-box>
        </draw:frame>
        <draw:frame draw:style-name="gr5" draw:text-style-name="P6" draw:layer="layout" svg:width="6.8cm" svg:height="6.8cm" svg:x="0.32cm" svg:y="10.9cm">
          <draw:image xlink:href="Pictures/10000201000003130000031387CF018C107B32A3.png" xlink:type="simple" xlink:show="embed" xlink:actuate="onLoad" loext:mime-type="image/png">
            <text:p/>
          </draw:image>
        </draw:frame>
        <draw:frame draw:style-name="gr2" draw:text-style-name="P5" draw:layer="layout" svg:width="9.2cm" svg:height="1.738cm" svg:x="12.2cm" svg:y="3.838cm">
          <draw:text-box>
            <text:p text:style-name="P7"><text:span text:style-name="T3">ЧЁРНЫЕ</text:span><text:span text:style-name="T3"><text:line-break/></text:span><text:span text:style-name="T3"><text:line-break/></text:span><text:span text:style-name="T3">0b000111001000000010000100000000</text:span><text:span text:style-name="T3">00</text:span></text:p>
          </draw:text-box>
        </draw:frame>
        <draw:frame draw:style-name="gr6" draw:text-style-name="P8" draw:layer="layout" svg:width="9.4cm" svg:height="2.234cm" svg:x="12cm" svg:y="9.838cm">
          <draw:text-box>
            <text:p text:style-name="P7"><text:span text:style-name="T3">БЕЛЫЕ</text:span><text:span text:style-name="T3"><text:line-break/></text:span><text:span text:style-name="T3"><text:line-break/></text:span><text:span text:style-name="T3">0b010000000001001100000000001000</text:span><text:span text:style-name="T3">00</text:span></text:p>
          </draw:text-box>
        </draw:frame>
        <draw:frame draw:style-name="gr2" draw:text-style-name="P5" draw:layer="layout" svg:width="9.2cm" svg:height="1.738cm" svg:x="12.2cm" svg:y="15.938cm">
          <draw:text-box>
            <text:p text:style-name="P7"><text:span text:style-name="T3">ДАМКИ</text:span><text:span text:style-name="T3"><text:line-break/></text:span><text:span text:style-name="T3"><text:line-break/></text:span><text:span text:style-name="T3">0b010000000000000000000100001000</text:span><text:span text:style-name="T3">00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9" draw:layer="layout" svg:width="26.395cm" svg:height="13.12cm" svg:x="0.303cm" svg:y="2.44cm">
          <draw:image xlink:href="../cutting-algorythm-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5" draw:text-style-name="P6" draw:layer="layout" svg:width="20.478cm" svg:height="8.016cm" svg:x="3.261cm" svg:y="4.992cm">
          <draw:image xlink:href="Pictures/10000201000003060000012F2D0795643449514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4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9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4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298cm" svg:height="3.006cm" svg:x="1.349cm" svg:y="0.716cm" presentation:class="title" presentation:placeholder="true">
        <draw:text-box/>
      </draw:frame>
      <draw:frame presentation:style-name="Обычный-outline1" draw:layer="backgroundobjects" svg:width="24.298cm" svg:height="10.438cm" svg:x="1.349cm" svg:y="4.208cm" presentation:class="outline" presentation:placeholder="true">
        <draw:text-box/>
      </draw:frame>
      <draw:frame presentation:style-name="Mpr1" draw:text-style-name="MP1" draw:layer="backgroundobjects" svg:width="6.288cm" svg:height="1.239cm" svg:x="1.347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2cm" svg:y="16.3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7cm" svg:y="16.395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T19H28M8S</meta:editing-duration>
    <meta:editing-cycles>14</meta:editing-cycles>
    <meta:generator>LibreOffice/6.1.2.1$Linux_X86_64 LibreOffice_project/10$Build-1</meta:generator>
    <meta:initial-creator>Виктор Юрьевич Шахов</meta:initial-creator>
    <dc:date>2018-10-23T02:38:09.547479101</dc:date>
    <dc:creator>Виктор Юрьевич Шахов</dc:creator>
    <meta:document-statistic meta:object-count="56"/>
  </office:meta>
</office:document-meta>
</file>